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016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2.7654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3055in" fo:break-before="auto" style:use-optimal-row-height="fals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PageStyle_5f_DEMOGRAPHIC_20_DATA">
      <style:table-properties table:display="true" style:writing-mode="lr-tb"/>
    </style:style>
    <style:style style:name="ta2" style:family="table" style:master-page-name="PageStyle_5f_PERFORMANCE_20_DATA">
      <style:table-properties table:display="true" style:writing-mode="lr-tb"/>
    </style:style>
    <style:style style:name="ta3" style:family="table" style:master-page-name="PageStyle_5f_AFFECTIVE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0" style:family="table-cell" style:parent-style-name="Default" style:data-style-name="N1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PHIC 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MOGRAPHIC DATA FROM RECORDS: CLINIC EMPLOYEES</text:p>
          </table:table-cell>
          <table:table-cell table:style-name="ce5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mployee Age Range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6" office:value-type="percentage" office:value="0.4" calcext:value-type="percentage">
            <text:p>4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6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50+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7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ighest Level of Education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High schoo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ursing assistant degree (2-year)</text:p>
          </table:table-cell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ursing degree (4-year)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Graduate degree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edical school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Gender Identification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8" office:value-type="percentage" office:value="0.55" calcext:value-type="percentage">
            <text:p>55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Male</text:p>
          </table:table-cell>
          <table:table-cell table:style-name="ce8" office:value-type="percentage" office:value="0.41" calcext:value-type="percentage">
            <text:p>41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 table:style-name="ce2"/>
          <table:table-cell table:style-name="ce8"/>
          <table:table-cell table:style-name="ce2"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 DATA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FORMANCE DATA FROM ANONYMOUS SURVEY: CLINIC EMPLOYE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=75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 On what device do you check your work email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arely check emai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2" calcext:value-type="percentage">
            <text:p>2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2. Have you ever had training on internet security at this job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've had training</text:p>
          </table:table-cell>
          <table:table-cell table:style-name="ce8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have not had training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 don't know</text:p>
          </table:table-cell>
          <table:table-cell table:style-name="ce8" office:value-type="percentage" office:value="0.27" calcext:value-type="percentage">
            <text:p>2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3. Are you aware that there was a security breach at Horizon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 know about the breach</text:p>
          </table:table-cell>
          <table:table-cell table:style-name="ce8" office:value-type="percentage" office:value="0.65" calcext:value-type="percentage">
            <text:p>6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didn't know about the breach.</text:p>
          </table:table-cell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'm not sure</text:p>
          </table:table-cell>
          <table:table-cell table:style-name="ce8" office:value-type="percentage" office:value="0.07" calcext:value-type="percentage">
            <text:p>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4. Do you know and follow Horizon's procedures for opening emails?</text:p>
          </table:table-cell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I follow the procedures</text:p>
          </table:table-cell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'm not sure I follow them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 don't know the procedures</text:p>
          </table:table-cell>
          <table:table-cell table:style-name="ce8" office:value-type="percentage" office:value="0.34" calcext:value-type="percentage">
            <text:p>34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5. How often do you think you check your email at work?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1-2 times a day</text:p>
          </table:table-cell>
          <table:table-cell table:style-name="ce10" office:value-type="percentage" office:value="0.27" calcext:value-type="percentage">
            <text:p>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5 times a day</text:p>
          </table:table-cell>
          <table:table-cell table:style-name="ce10" office:value-type="percentage" office:value="0.45" calcext:value-type="percentage">
            <text:p>4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+ times a day</text:p>
          </table:table-cell>
          <table:table-cell table:style-name="ce10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 sure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ECTIVE DATA" table:style-name="ta3">
        <office:forms form:automatic-focus="false" form:apply-design-mode="false"/>
        <table:table-column table:style-name="co4" table:default-cell-style-name="ce2"/>
        <table:table-column table:style-name="co5" table:number-columns-repeated="1023" table:default-cell-style-name="ce2"/>
        <table:table-row table:style-name="ro1">
          <table:table-cell table:style-name="ce12" office:value-type="string" calcext:value-type="string">
            <text:p>REPRESENTATIVE COMMENTS FROM INTERVIEWS WITH 60 CLINICAL EMPLOYEES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What is the best thing about your wor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eople I work with. We work really well toge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ing patients. Knowing that I make a differ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. Real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ng a positive influence in a family's lif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2. What is your biggest challenge at work?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I don't have enough time to give patients quality care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We don't have all the supplies we need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I love my work, but our staff to patient ratio is too high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Management doesn't understand what it's like in the clinic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ress. Clinical work is stressful.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 calcext:value-type="string">
            <text:p>3. How do you feel about participating in training to prevent data breaches?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do what I have to do to keep my job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'm okay with it if we can keep getting donations!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have zero extra time in my day so not sure when I would do i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idea. Some people don't take it seriously enoug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ought we already had that training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GRAPHIC_20_DATA" style:display-name="PageStyle_DEMOGRAPH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ECTIVE_20_DATA" style:display-name="PageStyle_AFFECTIV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ATA" style:display-name="PageStyle_PERFORMANC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dc:creator>Microsoft Office User</dc:creator>
    <meta:creation-date>2021-01-26T03:27:21</meta:creation-date>
    <dc:date>2021-01-26T14:13:32</dc:date>
    <meta:generator>LibreOffice/7.0.4.2$MacOSX_X86_64 LibreOffice_project/dcf040e67528d9187c66b2379df5ea4407429775</meta:generator>
    <meta:document-statistic meta:table-count="3" meta:cell-count="97" meta:object-count="0"/>
    <meta:user-defined meta:name="AppVersion">16.0300</meta:user-defined>
  </office:meta>
</office:document-meta>
</file>